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4) rotate (-1.97292018645439) translate (5.6186215575208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44154196476069cm 2.08564624884923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862398526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8) rotate (-1.55247036964896) translate (6.753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14) rotate (-2.15652882376419) translate (3.872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7.0194573185944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4) rotate (-2.1556561591382) translate (3.218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5) rotate (-2.15652882376419) translate (7.74288958045841cm 7.908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27cm" svg:height="2.722cm" draw:transform="rotate (-1.55229583672376) translate (6.3962272733386cm 1.00248731292427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02) rotate (-2.15687788961459) translate (6.6336401432272cm 1.158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3418244404367cm 1.317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4:20.55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